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6.7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8.9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im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mage_name</text:p>
          </table:table-cell>
          <table:table-cell office:value-type="string" calcext:value-type="string">
            <text:p>len_of_gt</text:p>
          </table:table-cell>
          <table:table-cell office:value-type="string" calcext:value-type="string">
            <text:p>no_of_ann_in_gt</text:p>
          </table:table-cell>
          <table:table-cell office:value-type="string" calcext:value-type="string">
            <text:p>len_of_pred</text:p>
          </table:table-cell>
          <table:table-cell office:value-type="string" calcext:value-type="string">
            <text:p>no_of_ann_in_pred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056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100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630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227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0430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901_16716_zed_l_84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5904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0509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2010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637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220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630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3042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017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930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442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2100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506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1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157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2530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65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635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940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600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125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104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4055_16716_zed_l_83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140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70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331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0527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211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202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06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093315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307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920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155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256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302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3430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855_16716_zed_l_84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225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435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3302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705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01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420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0607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20055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611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705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3822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905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340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2105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302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300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0425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540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44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210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520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720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313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312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093345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2635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2917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1112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4552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355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093740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837_16716_zed_l_84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010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0041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1217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4107_16716_zed_l_83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833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4807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2211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741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427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512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4125_16716_zed_l_83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450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456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250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242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600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2715_16716_zed_l_09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237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035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117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325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515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345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051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5155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1236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3947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500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705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3037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41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212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11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445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105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055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909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547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1107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26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819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910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437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445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05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1931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625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5057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355_16716_zed_l_79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400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949_16716_zed_l_84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607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642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152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645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015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900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3455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700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247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600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305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247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0622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857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5132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4719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947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0907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44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210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821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308_16716_zed_l_09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5045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2805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230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0537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915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813_16716_zed_l_8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5105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0729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5415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843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252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245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5322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520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44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1559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20419_093742_16716_zed_l_08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545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907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412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3452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912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927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036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3220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810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427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45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245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211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642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933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131_16716_zed_l_09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11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925_16716_zed_l_8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717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211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405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22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45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845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43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00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952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550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2927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636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714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012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520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5352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724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1644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920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341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0747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131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950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536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540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729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107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20419_093712_16716_zed_l_08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040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436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4412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806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507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4035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931_16716_zed_l_8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129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205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515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13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100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039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4730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95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943_16716_zed_l_83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3502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127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3047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1459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92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144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149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0937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4232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342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24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244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137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726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800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452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032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000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720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747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805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19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204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554_16716_zed_l_4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5804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512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205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706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524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341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457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750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052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451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349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093340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021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355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4155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214_16716_zed_l_1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20419_093706_16716_zed_l_08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407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320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702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547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536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731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2106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301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026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650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144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530_16716_zed_l_10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06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53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445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392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83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702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0807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106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510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025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419_16716_zed_l_08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646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4525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400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229_16716_zed_l_07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855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630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449_16716_zed_l_79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830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701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251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010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205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4132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040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1642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130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504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030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120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5507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115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43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246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840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327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50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0011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26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600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730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929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030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2155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955_16716_zed_l_06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432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426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337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002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1707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845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3032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026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418_16716_zed_l_45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521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819_16716_zed_l_8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007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032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047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214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453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1214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0822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0827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06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608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727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410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337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555_16716_zed_l_07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232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707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1010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40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93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917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109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042_16716_zed_l_12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116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019_16716_zed_l_06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016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057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137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625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655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558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725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500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631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5829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356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4130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3052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925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402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408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25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4924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519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017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032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330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925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1119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105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446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845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355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855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216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3240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320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516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510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319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425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284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75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093210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2922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111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2832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343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4027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731_16716_zed_l_84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010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74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5327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4812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727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0654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111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419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843_16716_zed_l_8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213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512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735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20419_093855_16716_zed_l_07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215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942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332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940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710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515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610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512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5050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612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620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226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530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1650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226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541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20210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013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3757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425_16716_zed_l_082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850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655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431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1804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03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011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221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23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011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728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506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516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0931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401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750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5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947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2830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941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246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611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0942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03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033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841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916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224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1257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132_16716_zed_l_1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735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43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706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256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128_16716_zed_l_66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435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420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121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057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316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813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542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1600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631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425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21006_16716_zed_l_1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649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926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656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800_16716_zed_l_09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136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72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011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441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606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304_16716_zed_l_7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915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054_16716_zed_l_1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626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056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401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319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821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650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151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231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44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555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309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84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706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3055_16716_zed_l_80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835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051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256_16716_zed_l_09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226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819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246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1936_16716_zed_l_1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135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35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023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730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63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742_16716_zed_l_09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516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646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158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005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4314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116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421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652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20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156_16716_zed_l_1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112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121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2750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1640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125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558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831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729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926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126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443_16716_zed_l_06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214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056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459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41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107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150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41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01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320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140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1540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328_16716_zed_l_7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02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656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40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056_16716_zed_l_06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850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1359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251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105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16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805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731_16716_zed_l_05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42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62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146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219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106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556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947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93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635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646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936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827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952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337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006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927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801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46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12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518_16716_zed_l_1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315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058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241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131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102_16716_zed_l_1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75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701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206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2504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636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2816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249_16716_zed_l_12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93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948_16716_zed_l_08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231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920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556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083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5537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700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556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121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52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111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031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314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717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2006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322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415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058_16716_zed_l_66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036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441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009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746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2424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607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826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030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82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2249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05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946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22600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0517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257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006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434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506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331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03010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10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746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31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4541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906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557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02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746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93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205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336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956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511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731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215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836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841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0742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90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632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046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556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421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2007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446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201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859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041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11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21048_16716_zed_l_1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156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0510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118_16716_zed_l_46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4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302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239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400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957_16716_zed_l_05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345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5156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301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736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046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04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145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136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1307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912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936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516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635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942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956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74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431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1511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455_16716_zed_l_08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231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442_16716_zed_l_1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23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725_16716_zed_l_07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509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431_16716_zed_l_07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826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721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4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521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001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824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136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54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5250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711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926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221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556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249_16716_zed_l_08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321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749_16716_zed_l_07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011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93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456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636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74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4429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641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454_16716_zed_l_1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126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722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620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821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21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1242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02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710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83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438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5956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1247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918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0900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439_16716_zed_l_7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241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212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73542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002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426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551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421_16716_zed_l_0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830_16716_zed_l_08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1000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653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636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83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207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526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3024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259_16716_zed_l_06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441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32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051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441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441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2125_16716_zed_l_03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556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094020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306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725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050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514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1140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201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721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346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246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551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702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431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952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537_16716_zed_l_07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931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651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015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4125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821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948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807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612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941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585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053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947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743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426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206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3242_16716_zed_l_4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351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129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853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325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247_16716_zed_l_06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211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44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956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811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451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83912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811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926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435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816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3055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211_16716_zed_l_05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133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516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426_16716_zed_l_05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4531_16716_zed_l_04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618_16716_zed_l_09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3735_16716_zed_l_00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811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759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246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244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206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942_16716_zed_l_08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830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036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443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812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756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641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3206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216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141_16716_zed_l_04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100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51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411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30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3042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74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531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0527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1637_16716_zed_l_0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904_16716_zed_l_02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331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116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856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500_16716_zed_l_02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0855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503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40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46_16716_zed_l_01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821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4242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801_16716_zed_l_00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2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4815_16716_zed_l_00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106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851_16716_zed_l_04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21100_16716_zed_l_1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301_16716_zed_l_03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037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10717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111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826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23004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841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616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313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0900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755_16716_zed_l_00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544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341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256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601_16716_zed_l_01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757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956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621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409_16716_zed_l_03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425_16716_zed_l_07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0752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758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748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2011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631_16716_zed_l_01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931_16716_zed_l_03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341_16716_zed_l_03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2552_16716_zed_l_04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551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1210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3755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72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546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5155_16716_zed_l_06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105537_16716_zed_l_05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1646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001_16716_zed_l_00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5201_16716_zed_l_04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856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01942_16716_zed_l_02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216_16716_zed_l_01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1341_16716_zed_l_02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3019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05925_16716_zed_l_00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4800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4208_16716_zed_l_10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908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315_16716_zed_l_05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112249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046_16716_zed_l_01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256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726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806_16716_zed_l_05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2019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251_16716_zed_l_06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1926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2016_16716_zed_l_05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251_16716_zed_l_01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60419_091647_16716_zed_l_05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22650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806_16716_zed_l_01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423_16716_zed_l_0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705_16716_zed_l_0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701_16716_zed_l_03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2637_16716_zed_l_02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70419_095947_16716_zed_l_00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941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0311_16716_zed_l_06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2613_16716_zed_l_05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5951_16716_zed_l_04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13003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136_16716_zed_l_06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31017_16716_zed_l_03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4046_16716_zed_l_00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641_16716_zed_l_06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3856_16716_zed_l_049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826_16716_zed_l_0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149_16716_zed_l_08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3901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70419_133944_16716_zed_l_11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331_16716_zed_l_08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831_16716_zed_l_022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10101_16716_zed_l_035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5851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4450_16716_zed_l_028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34031_16716_zed_l_021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5846_16716_zed_l_00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146_16716_zed_l_04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13615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111_16716_zed_l_04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556_16716_zed_l_02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0826_16716_zed_l_06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651_16716_zed_l_03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4201_16716_zed_l_060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106_16716_zed_l_013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24055_16716_zed_l_096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706_16716_zed_l_037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700_14970_zed_r_03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220_14970_zed_r_05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846_16716_zed_l_05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611_16716_zed_l_004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845_14970_zed_r_06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940_14970_zed_r_06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855_14970_zed_r_06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410_14970_zed_r_011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645_14970_zed_r_03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505_16716_zed_l_04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755_14970_zed_r_03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935_14970_zed_r_05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240_14970_zed_r_02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218_16716_zed_l_11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301_16716_zed_l_009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1635_16716_zed_l_00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501_16716_zed_l_07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900_14970_zed_r_06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515_14970_zed_r_03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730_14970_zed_r_03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110_14970_zed_r_05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930_14970_zed_r_06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340_16716_zed_l_05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045_14970_zed_r_05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505_14970_zed_r_00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710_14970_zed_r_03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212_16716_zed_l_114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305_14970_zed_r_05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530_14970_zed_r_01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700_14970_zed_r_05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1925_16716_zed_l_07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105_14970_zed_r_01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535_14970_zed_r_01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240_14970_zed_r_05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007_16716_zed_l_07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535_14970_zed_r_02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1036_16716_zed_l_04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855_14970_zed_r_04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720_14970_zed_r_00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821_16716_zed_l_06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050_14970_zed_r_05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150_14970_zed_r_05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525_14970_zed_r_06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715_14970_zed_r_03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726_16716_zed_l_00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031_16716_zed_l_072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1907_16716_zed_l_079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330_14970_zed_r_050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155_14970_zed_r_05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855_14970_zed_r_03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611_16716_zed_l_02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135_14970_zed_r_009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405_14970_zed_r_03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1225_14970_zed_r_01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735_14970_zed_r_00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315_14970_zed_r_00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826_16716_zed_l_05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410_14970_zed_r_04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650_14970_zed_r_05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255_14970_zed_r_01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705_14970_zed_r_01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950_14970_zed_r_064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325_14970_zed_r_00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230_14970_zed_r_01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325_14970_zed_r_01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905_14970_zed_r_04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640_14970_zed_r_05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355_14970_zed_r_06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735_14970_zed_r_04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810_14970_zed_r_04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700_14970_zed_r_03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631_16716_zed_l_07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620_14970_zed_r_04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40419_142621_16716_zed_l_01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835_14970_zed_r_04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749_16716_zed_l_06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520_14970_zed_r_04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545_14970_zed_r_01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140_14970_zed_r_05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425_14970_zed_r_03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220_14970_zed_r_05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520_14970_zed_r_03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350_14970_zed_r_01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410_14970_zed_r_02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240_14970_zed_r_01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320_14970_zed_r_01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645_14970_zed_r_00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315_14970_zed_r_03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835_14970_zed_r_00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300_14970_zed_r_01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715_14970_zed_r_00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445_14970_zed_r_04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905_14970_zed_r_03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3731_16716_zed_l_021.jp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255_14970_zed_r_01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605_14970_zed_r_05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045_14970_zed_r_011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42656_16716_zed_l_05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340_14970_zed_r_00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813_16716_zed_l_06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030_14970_zed_r_06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345_14970_zed_r_036.jp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320_14970_zed_r_05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320_14970_zed_r_00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12013_16716_zed_l_07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130_14970_zed_r_05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130_14970_zed_r_009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545_14970_zed_r_06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4000_14970_zed_r_001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505_14970_zed_r_05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630_14970_zed_r_03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605_16716_zed_l_044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820_14970_zed_r_00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350_14970_zed_r_001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619_16716_zed_l_07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420_14970_zed_r_04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835_14970_zed_r_03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735_14970_zed_r_02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831_16716_zed_l_06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135_14970_zed_r_05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720_14970_zed_r_03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025_14970_zed_r_03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130_14970_zed_r_05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800_14970_zed_r_04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555_14970_zed_r_04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315_14970_zed_r_05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625_16716_zed_l_07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330_14970_zed_r_01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445_14970_zed_r_04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455_14970_zed_r_04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650_14970_zed_r_00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142_16716_zed_l_11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550_14970_zed_r_042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920_14970_zed_r_04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540_14970_zed_r_02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730_14970_zed_r_004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5540_14970_zed_r_011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1924_16716_zed_l_12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4031_16716_zed_l_00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720_14970_zed_r_03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2415_14970_zed_r_05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300_14970_zed_r_05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040_14970_zed_r_02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1445_14970_zed_r_009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1035_14970_zed_r_02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325_14970_zed_r_026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445_14970_zed_r_03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155_14970_zed_r_02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955_14970_zed_r_027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0946_16716_zed_l_028.jp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513_16716_zed_l_07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3050_14970_zed_r_034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305_14970_zed_r_048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515_14970_zed_r_008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3230_14970_zed_r_04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2018_16716_zed_l_12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3750_14970_zed_r_02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456_16716_zed_l_01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705_14970_zed_r_03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621_16716_zed_l_00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1850_14970_zed_r_03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60821_16716_zed_l_053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2916_16716_zed_l_052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41415_14970_zed_r_010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435_14970_zed_r_04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100_14970_zed_r_05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0715_14970_zed_r_037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055_14970_zed_r_023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000_14970_zed_r_01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2005_14970_zed_r_058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741_16716_zed_l_029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1748_16716_zed_l_065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420_14970_zed_r_01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30419_101948_16716_zed_l_124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04831_16716_zed_l_01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20915_16716_zed_l_03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90419_114540_16716_zed_l_04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21519_16716_zed_l_075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311218_151826_16716_zed_l_027.jp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600_14970_zed_r_006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32150_14970_zed_r_021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250419_102055_16716_zed_l_035.jp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imldl-dat/data-gaze/AIML_Database/lnd-221119_162445/images/181119_154605_14970_zed_r_060.jpg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1138])" office:value-type="float" office:value="4548" calcext:value-type="float">
            <text:p>4548</text:p>
          </table:table-cell>
          <table:table-cell table:formula="of:=SUM([.C2:.C1138])" office:value-type="float" office:value="2999" calcext:value-type="float">
            <text:p>2999</text:p>
          </table:table-cell>
          <table:table-cell table:formula="of:=SUM([.D2:.D1138])" office:value-type="float" office:value="3952" calcext:value-type="float">
            <text:p>3952</text:p>
          </table:table-cell>
          <table:table-cell table:formula="of:=SUM([.E2:.E1138])" office:value-type="float" office:value="2429" calcext:value-type="float">
            <text:p>2429</text:p>
          </table:table-cell>
          <table:table-cell table:formula="of:=SUM([.F2:.F1138])" office:value-type="float" office:value="2569" calcext:value-type="float">
            <text:p>2569</text:p>
          </table:table-cell>
          <table:table-cell table:formula="of:=SUM([.G2:.G1138])" office:value-type="float" office:value="56" calcext:value-type="float">
            <text:p>56</text:p>
          </table:table-cell>
          <table:table-cell table:formula="of:=SUM([.H2:.H1138])" office:value-type="float" office:value="430" calcext:value-type="float">
            <text:p>430</text:p>
          </table:table-cell>
        </table:table-row>
      </table:table>
      <table:named-expressions/>
      <table:database-ranges>
        <table:database-range table:name="__Anonymous_Sheet_DB__0" table:target-range-address="perimage.A1:perimage.H11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19:53:34.291604603</dc:date>
    <meta:editing-duration>PT4H8M45S</meta:editing-duration>
    <meta:editing-cycles>1</meta:editing-cycles>
    <meta:document-statistic meta:table-count="1" meta:cell-count="9111" meta:object-count="0"/>
    <meta:generator>LibreOffice/6.0.7.3$Linux_X86_64 LibreOffice_project/00m0$Build-3</meta:generator>
  </office:meta>
</office:document-meta>
</file>